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fo:line-height="115%"/>
    </style:style>
    <style:style style:name="P2" style:family="paragraph" style:parent-style-name="Standard">
      <style:paragraph-properties loext:contextual-spacing="false" fo:margin-left="0in" fo:margin-right="0in" fo:margin-top="0in" fo:margin-bottom="0in" fo:line-height="115%" fo:text-indent="0.5in" style:auto-text-indent="false"/>
    </style:style>
    <style:style style:name="P3" style:family="paragraph" style:parent-style-name="Standard" style:master-page-name="Standard">
      <style:paragraph-properties loext:contextual-spacing="false" fo:margin-top="0in" fo:margin-bottom="0in" fo:line-height="115%" fo:text-align="center" style:justify-single-word="false" style:page-number="1"/>
      <style:text-properties style:text-underline-style="solid" style:text-underline-width="auto" style:text-underline-color="font-color" fo:font-weight="bold" style:font-weight-asian="bold"/>
    </style:style>
    <style:style style:name="P4" style:family="paragraph" style:parent-style-name="Standard" style:list-style-name="WWNum1">
      <style:paragraph-properties loext:contextual-spacing="true" fo:margin-left="0.5in" fo:margin-right="0in" fo:margin-top="0in" fo:margin-bottom="0in" fo:line-height="115%" fo:text-indent="-0.25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oals and Objectives</text:p>
      <text:p text:style-name="P2">The ultimate goal of this project is to create a data mart for the QA department of Company XYZ. The creation of this data mart will add to a growing set of business intelligence initiatives designed to quantify the effectiveness of current processes and enable QA to improve on them in a rational and informed manner. The data mart must be accurate and timely data in order to provide quality information to derive knowledge from. Additionally, it must be relatively lightweight, as it will be added to an already existing QA server. Finally, a means of generating reports will be needed for user friendliness. This goal can be broken down into INSERTNUM objectives, with their own metrics for success.</text:p>
      <text:p text:style-name="P2">Goal: Design and Implement a Data Mart complete with automated ETL and report generation including visualization.</text:p>
      <text:p text:style-name="P2">Objective 1: Understand the business needs. In order to </text:p>
      <text:p text:style-name="P2"><text:tab/></text:p>
      <text:p text:style-name="P1">Split this into 3 goals with own objectives: database, etl, reporting suite</text:p>
      <text:p text:style-name="P1">Db objectives:</text:p>
      <text:list xml:id="list4270151509105932888" text:style-name="WWNum1">
        <text:list-item>
          <text:p text:style-name="P4">Interunderstand business needs</text:p>
        </text:list-item>
      </text:list>
      <text:p text:style-name="P1">-analyse jira data structure for creating relevant dimension tables</text:p>
      <text:p text:style-name="P1">-analyse SharePoint data for creating relevant dimension tables</text:p>
      <text:p text:style-name="P1">-interview stakeholders to uncover needed fact and summary tables</text:p>
      <text:p text:style-name="P1">-complete erd and validate</text:p>
      <text:p text:style-name="P1">-create test database for development</text:p>
      <text:p text:style-name="P1">-implement database on prod server</text:p>
      <text:p text:style-name="P1"/>
      <text:p text:style-name="P1">ETL objectives:</text:p>
      <text:p text:style-name="P1">-determine constraints of REST api in regards to jira and SharePoint (pagination)</text:p>
      <text:p text:style-name="P1">-develop code to perform extraction on jira data using atlassians REST api</text:p>
      <text:p text:style-name="P1">-develop code to perform extraction on jira data using Spring framework</text:p>
      <text:p text:style-name="P1">-develop code to transform extracted data to better fit the database and business needs </text:p>
      <text:p text:style-name="P1">-develop code to load the JIRA and SharePoint data into the correct dimension tables of the database</text:p>
      <text:p text:style-name="P1">-calculate fact and summary tables within the ETL application to lighten work the database must do</text:p>
      <text:p text:style-name="P1">-load fact and summary table</text:p>
      <text:p text:style-name="P1">-test</text:p>
      <text:p text:style-name="P1">-optimize</text:p>
      <text:p text:style-name="P1">-automate</text:p>
      <text:p text:style-name="P1">-document</text:p>
      <text:p text:style-name="P1"/>
      <text:p text:style-name="P1">Reporting:</text:p>
      <text:p text:style-name="P1">-interview stakeholders on desired output type for the given BI requirements</text:p>
      <text:p text:style-name="P1">-design and develop a visualization solution to address requirements</text:p>
      <text:p text:style-name="P1">-design and develop data exporting capabilities if desired</text:p>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document-statistic meta:table-count="0" meta:image-count="0" meta:object-count="0" meta:page-count="2" meta:paragraph-count="30" meta:word-count="327" meta:character-count="2105"/>
  </office:meta>
</office:document-meta>
</file>